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rtificateParsingException.CertificateParsingExcept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ertificateParsingException.CertificateParsing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